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2.034cm" style:rel-column-width="7056*"/>
    </style:style>
    <style:style style:name="Tableau2.B" style:family="table-column">
      <style:table-column-properties style:column-width="16.854cm" style:rel-column-width="58479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662cm" table:align="margins"/>
    </style:style>
    <style:style style:name="Table1.A" style:family="table-column">
      <style:table-column-properties style:column-width="16.66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662cm" table:align="margins"/>
    </style:style>
    <style:style style:name="Table2.A" style:family="table-column">
      <style:table-column-properties style:column-width="16.66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662cm" table:align="margins"/>
    </style:style>
    <style:style style:name="Table3.A" style:family="table-column">
      <style:table-column-properties style:column-width="16.66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662cm" table:align="margins"/>
    </style:style>
    <style:style style:name="Table4.A" style:family="table-column">
      <style:table-column-properties style:column-width="16.66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662cm" table:align="margins"/>
    </style:style>
    <style:style style:name="Table5.A" style:family="table-column">
      <style:table-column-properties style:column-width="16.66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7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  <text:p text:style-name="P20">-</text:p>
            <text:p text:style-name="P20">2008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20">2007</text:p>
            <text:p text:style-name="P20">-</text:p>
            <text:p text:style-name="P20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1" office:value-type="string">
            <text:p text:style-name="P20">2004 <text:s text:c="4"/>-</text:p>
            <text:p text:style-name="P20">2006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><text:soft-page-break/></text:p>
      <text:p text:style-name="P17"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ava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Programmation linéaire</text:span><text:span text:style-name="T15">:</text:span><text:span text:style-name="T19"> GLPK, Visual Xpress 3</text:span><text:span text:style-name="T26">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Plan d'expériences et expérimentations grande échelle sur les grilles de calcul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9-29T17:24:15</dc:date>
    <meta:editing-duration>PT80H57M25S</meta:editing-duration>
    <meta:editing-cycles>252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5" meta:word-count="640" meta:character-count="5337"/>
    <meta:user-defined meta:name="Info 1"/>
    <meta:user-defined meta:name="Info 2"/>
    <meta:user-defined meta:name="Info 3"/>
    <meta:user-defined meta:name="Info 4"/>
  </office:meta>
</office:document-meta>
</file>